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db1f7"/>
    </style:style>
    <style:style style:name="P3" style:family="paragraph" style:parent-style-name="Standard" style:list-style-name="L1">
      <style:text-properties officeooo:paragraph-rsid="001e94e0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officeooo:rsid="001d028a" officeooo:paragraph-rsid="001d028a" style:font-weight-asian="bold" style:font-weight-complex="bold"/>
    </style:style>
    <style:style style:name="P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officeooo:rsid="001e94e0" officeooo:paragraph-rsid="001e94e0"/>
    </style:style>
    <style:style style:name="T1" style:family="text">
      <style:text-properties officeooo:rsid="001d02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94e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</text:span>et up InfluxDB, Telegraf, and Grafana on Ubuntu:</text:p>
      <text:p text:style-name="P7"/>
      <text:list xml:id="list2977870899" text:style-name="L1">
        <text:list-item>
          <text:p text:style-name="P5">Update System Packages: First, ensure your system is up to date by running:</text:p>
          <text:p text:style-name="P5"/>
          <text:p text:style-name="P1"><text:span text:style-name="Source_20_Text"/></text:p>
          <text:p text:style-name="P1"><text:span text:style-name="Source_20_Text">rehan@DevOps:~$ sudo apt update</text:span></text:p>
          <text:p text:style-name="P1"><text:span text:style-name="Source_20_Text">rehan@DevOps:~$ sudo apt upgrade</text:span></text:p>
          <text:p text:style-name="P1"><text:span text:style-name="Source_20_Text"/></text:p>
        </text:list-item>
        <text:list-item>
          <text:p text:style-name="P5">Install InfluxDB: InfluxDB is a time-series database that stores the data collected by Telegraf.</text:p>
          <text:p text:style-name="P5"/>
          <text:p text:style-name="P1"><text:span text:style-name="Source_20_Text">rehan@DevOps:~$ sudo apt install influxdb</text:span></text:p>
          <text:p text:style-name="P5"/>
          <text:p text:style-name="P5">After the installation is complete, start and enable the InfluxDB service:</text:p>
          <text:p text:style-name="P5"/>
          <text:p text:style-name="P1"><text:span text:style-name="Source_20_Text">rehan@DevOps:~$ sudo systemctl start influxdb</text:span></text:p>
          <text:p text:style-name="P1"><text:span text:style-name="Source_20_Text">rehan@DevOps:~$ sudo systemctl enable influxdb</text:span></text:p>
          <text:p text:style-name="P1"><text:span text:style-name="Source_20_Text"/></text:p>
        </text:list-item>
        <text:list-item>
          <text:p text:style-name="P5">Install Telegraf: Telegraf is an agent for collecting and sending metrics to InfluxDB.</text:p>
          <text:p text:style-name="P5"/>
          <text:p text:style-name="P1"><text:span text:style-name="Source_20_Text"><text:span text:style-name="Source_20_Text"><text:span text:style-name="T3">rehan@DevOps:~$ </text:span></text:span></text:span><text:span text:style-name="Source_20_Text">sudo apt install telegraf</text:span></text:p>
          <text:p text:style-name="P1"/>
          <text:p text:style-name="P5">Start and enable the Telegraf service:</text:p>
          <text:p text:style-name="P5"/>
          <text:p text:style-name="P1"><text:span text:style-name="Source_20_Text"><text:span text:style-name="Source_20_Text"><text:span text:style-name="T3">rehan@DevOps:~$ </text:span></text:span></text:span><text:span text:style-name="Source_20_Text">sudo systemctl start telegraf</text:span></text:p>
          <text:p text:style-name="P1"><text:span text:style-name="Source_20_Text">rehan@DevOps:~$ sudo systemctl enable telegraf</text:span></text:p>
          <text:p text:style-name="P1"/>
          <text:p text:style-name="P5">Configure Telegraf to send metrics to InfluxDB by editing the Telegraf configuration file:</text:p>
          <text:p text:style-name="P1"><text:span text:style-name="Source_20_Text"><text:span text:style-name="T2"/></text:span></text:p>
          <text:p text:style-name="P1"><text:span text:style-name="Source_20_Text"><text:span text:style-name="Source_20_Text"><text:span text:style-name="T3">rehan@DevOps:~$ </text:span></text:span></text:span><text:span text:style-name="Source_20_Text">sudo nano /etc/telegraf/telegraf.conf</text:span></text:p>
          <text:p text:style-name="P1"/>
          <text:p text:style-name="P5">Modify the InfluxDB output section to point to your InfluxDB instance. Here's an example:</text:p>
          <text:p text:style-name="P6"/>
          <text:p text:style-name="P1"/>
          <text:p text:style-name="P1"><text:span text:style-name="Source_20_Text">[[outputs.influxdb]]</text:span></text:p>
          <text:p text:style-name="P1"><text:span text:style-name="Source_20_Text"><text:s text:c="2"/>urls = ["http://localhost:8086"]</text:span></text:p>
          <text:p text:style-name="P1">Save and exit the file.</text:p>
          <text:p text:style-name="P1"/>
        </text:list-item>
        <text:list-item>
          <text:p text:style-name="P5">Configure InfluxDB: Configure InfluxDB by running:</text:p>
          <text:p text:style-name="P1"><text:span text:style-name="Source_20_Text"/></text:p>
          <text:p text:style-name="P1"><text:span text:style-name="Source_20_Text">rehan@DevOps:~$ influx</text:span></text:p>
          <text:p text:style-name="P1"/>
          <text:p text:style-name="P5">In the InfluxDB shell, show a database <text:s/>Telegraf in this:</text:p>
          <text:p text:style-name="P5"/>
          <text:p text:style-name="P1"><text:span text:style-name="Source_20_Text"/></text:p>
          <text:p text:style-name="P1"><text:span text:style-name="Source_20_Text">rehan@DevOps:~$ show databases;</text:span></text:p>
          <text:p text:style-name="P2"><text:span text:style-name="Source_20_Text">rehan@DevOps:~$ influx</text:span></text:p>
          <text:p text:style-name="P2"><text:soft-page-break/><text:span text:style-name="Source_20_Text">Connected to http://localhost:8086 version 1.8.10</text:span></text:p>
          <text:p text:style-name="P1"><text:span text:style-name="Source_20_Text">InfluxDB shell version: 1.8.10</text:span></text:p>
          <text:p text:style-name="P1"><text:span text:style-name="Source_20_Text">&gt; show databases;</text:span></text:p>
          <text:p text:style-name="P1"><text:span text:style-name="Source_20_Text">name: databases</text:span></text:p>
          <text:p text:style-name="P1"><text:span text:style-name="Source_20_Text">name</text:span></text:p>
          <text:p text:style-name="P1"><text:span text:style-name="Source_20_Text">----</text:span></text:p>
          <text:p text:style-name="P1"><text:span text:style-name="Source_20_Text">_internal</text:span></text:p>
          <text:p text:style-name="P1"><text:span text:style-name="Source_20_Text">telegraf</text:span></text:p>
          <text:p text:style-name="P1"><text:span text:style-name="Source_20_Text">&gt; use telegraf</text:span></text:p>
          <text:p text:style-name="P1"><text:span text:style-name="Source_20_Text">Using database telegraf</text:span></text:p>
          <text:p text:style-name="P1"><text:span text:style-name="Source_20_Text">&gt; show measurements</text:span></text:p>
          <text:p text:style-name="P1"><text:span text:style-name="Source_20_Text">name: measurements</text:span></text:p>
          <text:p text:style-name="P1"><text:span text:style-name="Source_20_Text">name</text:span></text:p>
          <text:p text:style-name="P1"><text:span text:style-name="Source_20_Text">----</text:span></text:p>
          <text:p text:style-name="P1"><text:span text:style-name="Source_20_Text">cpu</text:span></text:p>
          <text:p text:style-name="P1"><text:span text:style-name="Source_20_Text">disk</text:span></text:p>
          <text:p text:style-name="P1"><text:span text:style-name="Source_20_Text">mem</text:span></text:p>
          <text:p text:style-name="P1"><text:span text:style-name="Source_20_Text">processes</text:span></text:p>
          <text:p text:style-name="P1"><text:span text:style-name="Source_20_Text">swap</text:span></text:p>
          <text:p text:style-name="P1"><text:span text:style-name="Source_20_Text">system</text:span></text:p>
          <text:p text:style-name="P1">&gt; <text:s/>show measurements</text:p>
          <text:p text:style-name="P1">name: measurements</text:p>
          <text:p text:style-name="P1">name</text:p>
          <text:p text:style-name="P1">----</text:p>
          <text:p text:style-name="P1">cpu</text:p>
          <text:p text:style-name="P1">disk</text:p>
          <text:p text:style-name="P1">mem</text:p>
          <text:p text:style-name="P1">processes</text:p>
          <text:p text:style-name="P1">swap</text:p>
          <text:p text:style-name="P1">system</text:p>
          <text:p text:style-name="P1">&gt; select * from system</text:p>
          <text:p text:style-name="P1">name: system</text:p>
          <text:p text:style-name="P1">time <text:s text:c="15"/>host <text:s text:c="2"/>load1 load15 load5 n_cpus n_unique_users n_users uptime uptime_format</text:p>
          <text:p text:style-name="P1">---- <text:s text:c="15"/>---- <text:s text:c="2"/>----- ------ ----- ------ -------------- ------- ------ -------------</text:p>
          <text:p text:style-name="P1">1694437670000000000 DevOps 0.58 <text:s/>4.5 <text:s text:c="3"/>5.32 <text:s/>4 <text:s text:c="5"/>1 <text:s text:c="13"/>1 <text:s text:c="6"/>23261 <text:s text:c="2"/>6:27</text:p>
          <text:p text:style-name="P1">1694437680000000000 DevOps 0.49 <text:s/>4.45 <text:s text:c="2"/>5.14 <text:s/>4 <text:s text:c="5"/>1 <text:s text:c="13"/>1 <text:s text:c="6"/>23271 <text:s text:c="2"/>6:27</text:p>
          <text:p text:style-name="P1">1694437690000000000 DevOps 0.49 <text:s/>4.41 <text:s text:c="2"/>4.99 <text:s/>4 <text:s text:c="5"/>1 <text:s text:c="13"/>1 <text:s text:c="6"/>23281 <text:s text:c="2"/>6:28</text:p>
          <text:p text:style-name="P1">---------------------------------------------------------------------------------------------------------</text:p>
          <text:p text:style-name="P1">---------------------------------------------------------------------------------------------------------</text:p>
          <text:p text:style-name="P1">&gt;</text:p>
          <text:p text:style-name="P1">&gt;</text:p>
          <text:p text:style-name="P1"/>
          <text:p text:style-name="P5">Exit the InfluxDB shell:</text:p>
          <text:p text:style-name="P1"><text:span text:style-name="Source_20_Text">&gt; exit</text:span></text:p>
          <text:p text:style-name="P1"><text:span text:style-name="Source_20_Text"/></text:p>
        </text:list-item>
        <text:list-item>
          <text:p text:style-name="P5">Install Grafana: Grafana is a popular dashboarding and visualization tool.</text:p>
          <text:p text:style-name="P1"><text:span text:style-name="Source_20_Text"/></text:p>
          <text:p text:style-name="P1"><text:span text:style-name="Source_20_Text">rehan@DevOps:~$ sudo apt install grafana</text:span></text:p>
          <text:p text:style-name="P1"/>
          <text:p text:style-name="P5"><text:soft-page-break/>Start and enable the Grafana service:</text:p>
        </text:list-item>
      </text:list>
      <text:p text:style-name="P4"/>
      <text:list xml:id="list140604957803986" text:continue-numbering="true" text:style-name="L1">
        <text:list-header>
          <text:p text:style-name="P1"><text:span text:style-name="Source_20_Text">rehan@DevOps:~$ sudo systemctl start grafana-server</text:span></text:p>
          <text:p text:style-name="P1"><text:span text:style-name="Source_20_Text">rehan@DevOps:~$ sudo systemctl enable grafana-server</text:span></text:p>
          <text:p text:style-name="P1"/>
          <text:p text:style-name="P3"><text:span text:style-name="T2">Access Grafana Web UI</text:span><text:span text:style-name="T3">: </text:span></text:p>
          <text:p text:style-name="P9"><text:span text:style-name="T3"/></text:p>
          <text:p text:style-name="P3"><text:span text:style-name="T4">We</text:span><text:span text:style-name="T3"> can access the Grafana web interface by navigating to </text:span><text:a xlink:type="simple" xlink:href="http://localhost:3000/" office:target-frame-name="_new" xlink:show="replace" text:style-name="Internet_20_link" text:visited-style-name="Visited_20_Internet_20_Link"><text:span text:style-name="T3">http://localhost:3000</text:span></text:a><text:span text:style-name="T3"> in your web browser. The default </text:span><text:span text:style-name="T2">username and password</text:span><text:span text:style-name="T3"> are usually set to "</text:span><text:span text:style-name="T2">admin/admin</text:span><text:span text:style-name="T3">," and you will be prompted to change the password upon first login.</text:span></text:p>
          <text:p text:style-name="P8"/>
        </text:list-header>
        <text:list-item>
          <text:p text:style-name="P5">Add Data Source in Grafana:</text:p>
          <text:list>
            <text:list-item>
              <text:p text:style-name="P1">Log in to Grafana using your credentials.</text:p>
            </text:list-item>
            <text:list-item>
              <text:p text:style-name="P1">Click on the gear icon (⚙️) in the left sidebar to access the settings.</text:p>
            </text:list-item>
            <text:list-item>
              <text:p text:style-name="P1">Click on "Data Sources" and then "Add data source."</text:p>
            </text:list-item>
            <text:list-item>
              <text:p text:style-name="P1">Select "InfluxDB" as the data source type.</text:p>
            </text:list-item>
            <text:list-item>
              <text:p text:style-name="P1">Configure the connection settings to point to your InfluxDB instance (e.g., <text:a xlink:type="simple" xlink:href="http://localhost:8086/" office:target-frame-name="_new" xlink:show="replace" text:style-name="Internet_20_link" text:visited-style-name="Visited_20_Internet_20_Link">http://localhost:8086</text:a>) and specify the database (e.g., "telegraf").</text:p>
            </text:list-item>
            <text:list-item>
              <text:p text:style-name="P1">Save and test the data source to ensure it's working correctly.</text:p>
              <text:p text:style-name="P1"/>
            </text:list-item>
          </text:list>
        </text:list-item>
        <text:list-item>
          <text:p text:style-name="P1">Create Grafana Dashboards: You can now create dashboards in Grafana to visualize your data from InfluxDB. Explore Grafana's documentation for detailed guidance on creating dashboards and panels.</text:p>
        </text:list-item>
      </text:list>
      <text:p text:style-name="Standard"/>
      <text:p text:style-name="Standard">The official documentation of InfluxDB, Telegraf, and Grafana for the most up-to-date information and installation step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2:45:28.820857186</meta:creation-date>
    <dc:date>2023-09-14T14:06:03.718417272</dc:date>
    <meta:editing-duration>PT7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483" meta:character-count="3573" meta:non-whitespace-character-count="3058"/>
  </office:meta>
</office:document-meta>
</file>